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00000000EC2924C6A3BCB0177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222a36" draw:textarea-horizontal-align="justify" draw:textarea-vertical-align="middle" draw:auto-grow-height="false" fo:min-height="8.12cm" fo:min-width="7.8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222a36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836cm" svg:height="11.836cm" svg:x="5.166cm" svg:y="5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0.117cm" svg:height="4.663cm" svg:x="6.063cm" svg:y="9.721cm">
            <draw:image xlink:href="Pictures/1000020100000200000000EC2924C6A3BCB0177D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26:34.288861918</meta:creation-date>
    <dc:date>2020-05-01T23:33:43.512157320</dc:date>
    <meta:editing-duration>PT38M1S</meta:editing-duration>
    <meta:editing-cycles>8</meta:editing-cycles>
    <meta:generator>LibreOffice/6.0.7.3$Linux_X86_64 LibreOffice_project/00m0$Build-3</meta:generator>
    <meta:document-statistic meta:object-count="3"/>
  </office:meta>
</office:document-meta>
</file>